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officeooo:rsid="00065d6c" officeooo:paragraph-rsid="00065d6c"/>
    </style:style>
    <style:style style:name="P2" style:family="paragraph" style:parent-style-name="Text_20_body">
      <style:text-properties officeooo:rsid="0007b3bc" officeooo:paragraph-rsid="0007b3bc"/>
    </style:style>
    <style:style style:name="P3" style:family="paragraph" style:parent-style-name="Text_20_body">
      <style:text-properties officeooo:rsid="0007b3bc" officeooo:paragraph-rsid="0032b94b"/>
    </style:style>
    <style:style style:name="P4" style:family="paragraph" style:parent-style-name="Text_20_body">
      <style:paragraph-properties fo:text-align="start" style:justify-single-word="false"/>
      <style:text-properties officeooo:rsid="0007b3bc" officeooo:paragraph-rsid="0007b3bc"/>
    </style:style>
    <style:style style:name="P5" style:family="paragraph" style:parent-style-name="Text_20_body">
      <style:text-properties officeooo:rsid="00287ed4" officeooo:paragraph-rsid="00287ed4"/>
    </style:style>
    <style:style style:name="P6" style:family="paragraph" style:parent-style-name="Text_20_body">
      <style:text-properties officeooo:rsid="003a199a" officeooo:paragraph-rsid="003a199a"/>
    </style:style>
    <style:style style:name="P7" style:family="paragraph" style:parent-style-name="Text_20_body">
      <style:text-properties officeooo:rsid="00f8e80b" officeooo:paragraph-rsid="00f8e80b"/>
    </style:style>
    <style:style style:name="P8" style:family="paragraph" style:parent-style-name="Text_20_body">
      <style:text-properties officeooo:rsid="00fb5b38" officeooo:paragraph-rsid="00fb5b38"/>
    </style:style>
    <style:style style:name="P9" style:family="paragraph" style:parent-style-name="Text_20_body">
      <style:text-properties officeooo:paragraph-rsid="00065d6c"/>
    </style:style>
    <style:style style:name="P10" style:family="paragraph" style:parent-style-name="Text_20_body">
      <style:text-properties officeooo:paragraph-rsid="00f807ce"/>
    </style:style>
    <style:style style:name="P11" style:family="paragraph" style:parent-style-name="Text_20_body">
      <style:text-properties officeooo:rsid="002ff724" officeooo:paragraph-rsid="002ff724"/>
    </style:style>
    <style:style style:name="P12" style:family="paragraph" style:parent-style-name="Text_20_body">
      <style:text-properties officeooo:rsid="011de8ff" officeooo:paragraph-rsid="011de8ff"/>
    </style:style>
    <style:style style:name="P13" style:family="paragraph" style:parent-style-name="Text_20_body">
      <style:paragraph-properties fo:text-align="start" style:justify-single-word="false"/>
      <style:text-properties officeooo:rsid="00fa50ed" officeooo:paragraph-rsid="00fa50ed"/>
    </style:style>
    <style:style style:name="P14" style:family="paragraph" style:parent-style-name="Text_20_body">
      <style:text-properties officeooo:rsid="007ad78c" officeooo:paragraph-rsid="007ad78c"/>
    </style:style>
    <style:style style:name="P15" style:family="paragraph" style:parent-style-name="Text_20_body">
      <style:text-properties officeooo:rsid="017c5e8c" officeooo:paragraph-rsid="017c5e8c"/>
    </style:style>
    <style:style style:name="P16" style:family="paragraph" style:parent-style-name="Heading_20_1">
      <style:paragraph-properties fo:text-align="center" style:justify-single-word="false"/>
      <style:text-properties officeooo:rsid="00065d6c" officeooo:paragraph-rsid="00065d6c"/>
    </style:style>
    <style:style style:name="T1" style:family="text">
      <style:text-properties officeooo:rsid="00087384"/>
    </style:style>
    <style:style style:name="T2" style:family="text">
      <style:text-properties officeooo:rsid="0008be44"/>
    </style:style>
    <style:style style:name="T3" style:family="text">
      <style:text-properties officeooo:rsid="0031c786"/>
    </style:style>
    <style:style style:name="T4" style:family="text">
      <style:text-properties style:text-underline-style="none" officeooo:rsid="005c25bb"/>
    </style:style>
    <style:style style:name="T5" style:family="text">
      <style:text-properties style:text-underline-style="none" officeooo:rsid="014bda7b"/>
    </style:style>
    <style:style style:name="T6" style:family="text">
      <style:text-properties officeooo:rsid="00700641"/>
    </style:style>
    <style:style style:name="T7" style:family="text">
      <style:text-properties officeooo:rsid="007566a6"/>
    </style:style>
    <style:style style:name="T8" style:family="text">
      <style:text-properties officeooo:rsid="008e7701"/>
    </style:style>
    <style:style style:name="T9" style:family="text">
      <style:text-properties officeooo:rsid="00c0c951"/>
    </style:style>
    <style:style style:name="T10" style:family="text">
      <style:text-properties officeooo:rsid="00c3625f"/>
    </style:style>
    <style:style style:name="T11" style:family="text">
      <style:text-properties officeooo:rsid="00cbca62"/>
    </style:style>
    <style:style style:name="T12" style:family="text">
      <style:text-properties officeooo:rsid="00dadcfd"/>
    </style:style>
    <style:style style:name="T13" style:family="text">
      <style:text-properties officeooo:rsid="00e3e5e4"/>
    </style:style>
    <style:style style:name="T14" style:family="text">
      <style:text-properties officeooo:rsid="00f43fdb"/>
    </style:style>
    <style:style style:name="T15" style:family="text">
      <style:text-properties officeooo:rsid="00f8e80b"/>
    </style:style>
    <style:style style:name="T16" style:family="text">
      <style:text-properties officeooo:rsid="00fa50ed"/>
    </style:style>
    <style:style style:name="T17" style:family="text">
      <style:text-properties officeooo:rsid="0103b21e"/>
    </style:style>
    <style:style style:name="T18" style:family="text">
      <style:text-properties officeooo:rsid="010447c4"/>
    </style:style>
    <style:style style:name="T19" style:family="text">
      <style:text-properties officeooo:rsid="01049b51"/>
    </style:style>
    <style:style style:name="T20" style:family="text">
      <style:text-properties officeooo:rsid="01059c66"/>
    </style:style>
    <style:style style:name="T21" style:family="text">
      <style:text-properties officeooo:rsid="0109aef5"/>
    </style:style>
    <style:style style:name="T22" style:family="text">
      <style:text-properties officeooo:rsid="010c7219"/>
    </style:style>
    <style:style style:name="T23" style:family="text">
      <style:text-properties officeooo:rsid="0114861f"/>
    </style:style>
    <style:style style:name="T24" style:family="text">
      <style:text-properties officeooo:rsid="0115c597"/>
    </style:style>
    <style:style style:name="T25" style:family="text">
      <style:text-properties officeooo:rsid="0116db94"/>
    </style:style>
    <style:style style:name="T26" style:family="text">
      <style:text-properties officeooo:rsid="00065d6c"/>
    </style:style>
    <style:style style:name="T27" style:family="text">
      <style:text-properties officeooo:rsid="011c009c"/>
    </style:style>
    <style:style style:name="T28" style:family="text">
      <style:text-properties officeooo:rsid="00f807ce"/>
    </style:style>
    <style:style style:name="T29" style:family="text">
      <style:text-properties officeooo:rsid="0120162e"/>
    </style:style>
    <style:style style:name="T30" style:family="text">
      <style:text-properties officeooo:rsid="013db13a"/>
    </style:style>
    <style:style style:name="T31" style:family="text">
      <style:text-properties officeooo:rsid="013fba44"/>
    </style:style>
    <style:style style:name="T32" style:family="text">
      <style:text-properties officeooo:rsid="0148e7dc"/>
    </style:style>
    <style:style style:name="T33" style:family="text">
      <style:text-properties officeooo:rsid="0149e228"/>
    </style:style>
    <style:style style:name="T34" style:family="text">
      <style:text-properties officeooo:rsid="014d2045"/>
    </style:style>
    <style:style style:name="T35" style:family="text">
      <style:text-properties officeooo:rsid="014f9c9f"/>
    </style:style>
    <style:style style:name="T36" style:family="text">
      <style:text-properties officeooo:rsid="015427ae"/>
    </style:style>
    <style:style style:name="T37" style:family="text">
      <style:text-properties officeooo:rsid="015f790f"/>
    </style:style>
    <style:style style:name="T38" style:family="text">
      <style:text-properties officeooo:rsid="015f83f9"/>
    </style:style>
    <style:style style:name="T39" style:family="text">
      <style:text-properties officeooo:rsid="016304bf"/>
    </style:style>
    <style:style style:name="T40" style:family="text">
      <style:text-properties officeooo:rsid="0164e3b7"/>
    </style:style>
    <style:style style:name="T41" style:family="text">
      <style:text-properties officeooo:rsid="016879ea"/>
    </style:style>
    <style:style style:name="T42" style:family="text">
      <style:text-properties officeooo:rsid="01697d9c"/>
    </style:style>
    <style:style style:name="T43" style:family="text">
      <style:text-properties officeooo:rsid="0169b276"/>
    </style:style>
    <style:style style:name="T44" style:family="text">
      <style:text-properties officeooo:rsid="016ca95d"/>
    </style:style>
    <style:style style:name="T45" style:family="text">
      <style:text-properties officeooo:rsid="016e7882"/>
    </style:style>
    <style:style style:name="T46" style:family="text">
      <style:text-properties officeooo:rsid="0170332f"/>
    </style:style>
    <style:style style:name="T47" style:family="text">
      <style:text-properties officeooo:rsid="0174fecd"/>
    </style:style>
    <style:style style:name="T48" style:family="text">
      <style:text-properties officeooo:rsid="01784218"/>
    </style:style>
    <style:style style:name="T49" style:family="text">
      <style:text-properties officeooo:rsid="0179b94e"/>
    </style:style>
    <style:style style:name="T50" style:family="text">
      <style:text-properties officeooo:rsid="017a8b3f"/>
    </style:style>
    <style:style style:name="T51" style:family="text">
      <style:text-properties officeooo:rsid="017d1804"/>
    </style:style>
    <style:style style:name="T52" style:family="text">
      <style:text-properties officeooo:rsid="017e79fd"/>
    </style:style>
    <style:style style:name="T53" style:family="text">
      <style:text-properties officeooo:rsid="017ff373"/>
    </style:style>
    <style:style style:name="T54" style:family="text">
      <style:text-properties officeooo:rsid="01848efa"/>
    </style:style>
    <style:style style:name="T55" style:family="text">
      <style:text-properties officeooo:rsid="01872310"/>
    </style:style>
    <style:style style:name="T56" style:family="text">
      <style:text-properties officeooo:rsid="0187edf7"/>
    </style:style>
    <style:style style:name="T57" style:family="text">
      <style:text-properties officeooo:rsid="0189fd44"/>
    </style:style>
    <style:style style:name="T58" style:family="text">
      <style:text-properties officeooo:rsid="018bf302"/>
    </style:style>
    <style:style style:name="T59" style:family="text">
      <style:text-properties officeooo:rsid="019a2e14"/>
    </style:style>
    <style:style style:name="T60" style:family="text">
      <style:text-properties officeooo:rsid="019ca795"/>
    </style:style>
    <style:style style:name="T61" style:family="text">
      <style:text-properties officeooo:rsid="019f170d"/>
    </style:style>
    <style:style style:name="T62" style:family="text">
      <style:text-properties officeooo:rsid="01a3084d"/>
    </style:style>
    <style:style style:name="T63" style:family="text">
      <style:text-properties officeooo:rsid="01a3c8e7"/>
    </style:style>
    <style:style style:name="T64" style:family="text">
      <style:text-properties officeooo:rsid="01a521d9"/>
    </style:style>
    <style:style style:name="T65" style:family="text">
      <style:text-properties officeooo:rsid="01a8315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6" text:outline-level="1">Website Software Versions</text:h>
      <text:p text:style-name="Text_20_body">Active Presenter: <text:span text:style-name="T10">8.</text:span><text:span text:style-name="T65">2</text:span></text:p>
      <text:p text:style-name="P1">LibreOffice: <text:span text:style-name="T40">7.0.</text:span><text:span text:style-name="T54">1</text:span></text:p>
      <text:p text:style-name="P1">RDP Wrapper: 1.6.2</text:p>
      <text:p text:style-name="P1">Thunderbird: <text:span text:style-name="T41">78.</text:span><text:span text:style-name="T51">2.</text:span><text:span text:style-name="T59">2</text:span></text:p>
      <text:p text:style-name="P9"><text:span text:style-name="T26">WPS Office: 11.2.0.</text:span><text:span text:style-name="T7">9</text:span><text:span text:style-name="T42">6</text:span><text:span text:style-name="T60">6</text:span><text:span text:style-name="T42">5</text:span></text:p>
      <text:p text:style-name="P1">VLC: 3.0.<text:span text:style-name="T23">1</text:span><text:span text:style-name="T32">1</text:span></text:p>
      <text:p text:style-name="P1">DVDStyler: 3.<text:span text:style-name="T1">1</text:span></text:p>
      <text:p text:style-name="P1">GIMP: 2.10.<text:span text:style-name="T31">20</text:span></text:p>
      <text:p text:style-name="P1">OpenShot: <text:span text:style-name="T1">2.5.</text:span><text:span text:style-name="T12">1</text:span></text:p>
      <text:p text:style-name="P9"><text:span text:style-name="T26">Audacity: 2.</text:span><text:span text:style-name="T27">4.</text:span><text:span text:style-name="T35">2</text:span></text:p>
      <text:p text:style-name="P1">Paint.net: 4.<text:span text:style-name="T3">2.1</text:span><text:span text:style-name="T43">3</text:span></text:p>
      <text:p text:style-name="P1">MakeMKV: 1.1<text:span text:style-name="T13">5.</text:span><text:span text:style-name="T44">2</text:span></text:p>
      <text:p text:style-name="P5">SMPlayer: <text:span text:style-name="T17">20.</text:span><text:span text:style-name="T33">6.0</text:span></text:p>
      <text:p text:style-name="P14">Kdenlive: <text:span text:style-name="T24">20.0</text:span><text:span text:style-name="T45">8.</text:span><text:span text:style-name="T61">1</text:span></text:p>
      <text:p text:style-name="P15">Ubuntu Server: 20.04.1</text:p>
      <text:p text:style-name="P1">Fedora: 3<text:span text:style-name="T25">2</text:span></text:p>
      <text:p text:style-name="P10"><text:span text:style-name="T28">CloudReady </text:span><text:span text:style-name="T15">(Image)</text:span><text:span text:style-name="T28">: </text:span><text:span text:style-name="T18">8</text:span><text:span text:style-name="T37">3.</text:span><text:span text:style-name="T46">4</text:span><text:span text:style-name="T37">.</text:span><text:span text:style-name="T55">27</text:span></text:p>
      <text:p text:style-name="P1">Linux Mint: <text:span text:style-name="T36">20</text:span></text:p>
      <text:p text:style-name="P1">Ubuntu: <text:span text:style-name="T19">20.04.</text:span><text:span text:style-name="T52">1</text:span></text:p>
      <text:p text:style-name="P1">CentOS: <text:span text:style-name="T4">8</text:span><text:span text:style-name="T5">.2.2004</text:span></text:p>
      <text:p text:style-name="P11">Kubuntu: <text:span text:style-name="T20">20.04</text:span></text:p>
      <text:p text:style-name="P12">Manjaro: 20.<text:span text:style-name="T62">1.0</text:span></text:p>
      <text:p text:style-name="P6">Arch: <text:span text:style-name="T56">9</text:span><text:span text:style-name="T9">/1/2020</text:span></text:p>
      <text:p text:style-name="P7">Debian (Stable): 10.<text:span text:style-name="T47">5</text:span><text:span text:style-name="T16">.0</text:span></text:p>
      <text:p text:style-name="P13">OpenSuse (Leap): 15.<text:span text:style-name="T38">2</text:span></text:p>
      <text:p text:style-name="P8">Visual Studio: 2019</text:p>
      <text:p text:style-name="P3">FileZilla Client: 3.<text:span text:style-name="T53">5</text:span><text:span text:style-name="T57">0.0</text:span></text:p>
      <text:p text:style-name="P2">Notepad ++: 7.<text:span text:style-name="T6">8.</text:span><text:span text:style-name="T48">9</text:span></text:p>
      <text:p text:style-name="P2"><text:soft-page-break/>Brackets: <text:span text:style-name="T2">1.14.</text:span><text:span text:style-name="T29">2 (Windows and Mac) 1.14.1 (Linux)</text:span></text:p>
      <text:p text:style-name="P2">Rufus: 3.<text:span text:style-name="T21">1</text:span><text:span text:style-name="T34">1</text:span></text:p>
      <text:p text:style-name="P4">VirtualBox: 6.<text:span text:style-name="T8">1.</text:span><text:span text:style-name="T30">1</text:span><text:span text:style-name="T58">4</text:span></text:p>
      <text:p text:style-name="P2">Sharex: <text:span text:style-name="T2">13.</text:span><text:span text:style-name="T63">2.1</text:span></text:p>
      <text:p text:style-name="P2">XDM:<text:span text:style-name="T14"> 7.2.1</text:span><text:span text:style-name="T49">1</text:span></text:p>
      <text:p text:style-name="P2">Vivaldi: <text:span text:style-name="T22">3.</text:span><text:span text:style-name="T64">3</text:span></text:p>
      <text:p text:style-name="P2">7-zip: <text:span text:style-name="T11">20.0</text:span><text:span text:style-name="T50">2</text:span></text:p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6-05T11:14:12.964000000</meta:creation-date>
    <dc:date>2020-09-20T20:37:09.835450030</dc:date>
    <meta:editing-duration>P1DT12H42M15S</meta:editing-duration>
    <meta:editing-cycles>237</meta:editing-cycles>
    <meta:generator>LibreOffice/7.0.1.2$Linux_X86_64 LibreOffice_project/00$Build-2</meta:generator>
    <meta:document-statistic meta:table-count="0" meta:image-count="0" meta:object-count="0" meta:page-count="2" meta:paragraph-count="36" meta:word-count="89" meta:character-count="635" meta:non-whitespace-character-count="582"/>
  </office:meta>
</office:document-meta>
</file>